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fc786" officeooo:paragraph-rsid="000fc786" style:font-size-asian="15.75pt" style:font-size-complex="18pt"/>
    </style:style>
    <style:style style:name="P2" style:family="paragraph" style:parent-style-name="Standard">
      <style:paragraph-properties fo:text-align="center" style:justify-single-word="false"/>
      <style:text-properties fo:font-size="12pt" officeooo:rsid="000fc786" officeooo:paragraph-rsid="000fc786" style:font-size-asian="12pt" style:font-size-complex="12pt"/>
    </style:style>
    <style:style style:name="P3" style:family="paragraph" style:parent-style-name="Standard">
      <style:paragraph-properties fo:break-before="page"/>
      <style:text-properties officeooo:paragraph-rsid="00157320"/>
    </style:style>
    <style:style style:name="P4" style:family="paragraph" style:parent-style-name="Heading_20_2">
      <style:text-properties officeooo:paragraph-rsid="00157320"/>
    </style:style>
    <style:style style:name="P5" style:family="paragraph" style:parent-style-name="Standard">
      <style:text-properties officeooo:paragraph-rsid="00157320"/>
    </style:style>
    <style:style style:name="P6" style:family="paragraph" style:parent-style-name="Heading_20_2">
      <style:text-properties officeooo:rsid="00157320" officeooo:paragraph-rsid="00157320"/>
    </style:style>
    <style:style style:name="P7" style:family="paragraph" style:parent-style-name="Text_20_body">
      <style:text-properties officeooo:paragraph-rsid="0016f475"/>
    </style:style>
    <style:style style:name="T1" style:family="text">
      <style:text-properties officeooo:rsid="00157320"/>
    </style:style>
    <style:style style:name="T2" style:family="text">
      <style:text-properties officeooo:rsid="000fc786"/>
    </style:style>
    <style:style style:name="T3" style:family="text">
      <style:text-properties officeooo:rsid="0010303e"/>
    </style:style>
    <style:style style:name="T4" style:family="text">
      <style:text-properties officeooo:rsid="001216ba"/>
    </style:style>
    <style:style style:name="T5" style:family="text">
      <style:text-properties officeooo:rsid="0013f8b9"/>
    </style:style>
    <style:style style:name="T6" style:family="text">
      <style:text-properties officeooo:rsid="0016f475"/>
    </style:style>
    <style:style style:name="T7" style:family="text">
      <style:text-properties officeooo:rsid="0018bf08"/>
    </style:style>
    <style:style style:name="T8" style:family="text">
      <style:text-properties officeooo:rsid="0019be7a"/>
    </style:style>
    <style:style style:name="T9" style:family="text">
      <style:text-properties officeooo:rsid="001a58f3"/>
    </style:style>
    <style:style style:name="T10" style:family="text">
      <style:text-properties officeooo:rsid="001bc903"/>
    </style:style>
    <style:style style:name="T11" style:family="text">
      <style:text-properties officeooo:rsid="001d7f38"/>
    </style:style>
    <style:style style:name="T12" style:family="text">
      <style:text-properties officeooo:rsid="001ef1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5012 CW1</text:p>
      <text:p text:style-name="P1">Smart Library Management System</text:p>
      <text:p text:style-name="P1"/>
      <text:p text:style-name="P1"/>
      <text:p text:style-name="P2"><text:a xlink:type="simple" xlink:href="https://github.com/lxmora/COM5012-CW1-LMS" text:style-name="Internet_20_link" text:visited-style-name="Visited_20_Internet_20_Link">https://github.com/lxmora/COM5012-CW1-LMS</text:a></text:p>
      <text:p text:style-name="P2"/>
      <text:p text:style-name="P3"><text:tab/></text:p>
      <text:h text:style-name="P4" text:outline-level="2"><text:span text:style-name="T1">Planning</text:span></text:h>
      <text:p text:style-name="P5"><text:span text:style-name="T2"><text:tab/>The library management system I designed revolved around the 3 core functions I determined a library management system needed, managing users, tracking stock and handling loans. This formed the core of the first version of the class diagram. The initial class diagram featured the 3 core systems the library management system is build around, the user management system, the loan system and the stock system. This was d</text:span><text:span text:style-name="T3">ecided on to ensure that the responsibilities within the library management system was adequently divided to individual classes. </text:span><text:span text:style-name="T4">By dividing up the functions of the library management system it allowed me to focus on one aspect of the system at a time rather than forcing me to process it as a whole. It was decided that an sql database would be the best way to store the library data in a simple and robust way. Since the 3 core systems shared a large their need to interface with the SQL database, that was identified as an opportunity to take those responsibilities into a parent class to encourage code reuse. The GenericSystem class was concieved as the base functionality of the 3 core systems which is to connect to and communicate with the SQL database.</text:span></text:p>
      <text:p text:style-name="Standard"/>
      <text:p text:style-name="Standard"><text:tab/><text:span text:style-name="T4">The second group of classes that were identified as being needed were the user interface classes, consisting of the BaseMenu, which was responsible the user inputs and system outputs, and the BaseOptions and it’s subclasses, which were responsible for giving the menu operations to pick from. The Options classes were concieved from the need to seperate the operations available to different types of users. </text:span><text:span text:style-name="T5">Quickly it was realized that each set of options, which escalated in privelage to the system, could inherit from the pervious to make a set of 4 option sets that escalated in access representing the four main users type that was expected, Guests, Members, Librarians, Admins. The classes were named as such, except for guests which remained as BaseOptions. At this point it was realised that accessing the core systems could be aggregated to a single system, that would also be able to help initialize them, becoming the LibaryManagementSystem class. This class would be accessed by the BaseMenu to carry out it operations.</text:span></text:p>
      <text:h text:style-name="P6" text:outline-level="2">Code</text:h>
      <text:p text:style-name="P7"><text:tab/><text:span text:style-name="T1">The python code uses 3 standard library modules to work sqlite3, os and sys. The sqlite3 module is used through out the 3 core systems to handle data stored in a db file in the same directory as the code. The first class is LibraryManagementSystem. In it’s init function it store the sqlite3 database connection to the database file and the sqlite3 cursor for that database, which is used to execute statements and retrieve data. The init then tries to execute a create statement for the 3 tables that store all the data, users, items and loans and ignores any sqlite3.OperationalError exceptions that are thrown as we are expecting the tables to already have been created. Finally it initializes and stores a refrence to the 3 core systems, passing the database connection to it. </text:span></text:p>
      <text:p text:style-name="P7"><text:span text:style-name="T1"><text:tab/>The GenericSystem class is then defined, </text:span><text:span text:style-name="T6">it’s init takes the database connection it was passed and binds it as to its own attribute, then we define a function to commit changes to the database and a function to execute a statement on the database and print out any operational errors without crashing the program. The 3 core systems are then defined, each inheriting from the generic system. The core systems are designed entirely around handling data so every function is defined executing an SQL statement on the database, then either commiting any changes that were made or returning the selected data entries. </text:span><text:span text:style-name="T7">The loan system features 5 functions, request_loan takes a user ID and an item ID and creates a loan type entry to the loans table, request_hold does the same but for a hold </text:span><text:soft-page-break/><text:span text:style-name="T7">type entry, return_loan deletes a loan entry from the table, list_loaned gets all loans and holds for a user ID and loan_report does so far all entries. The User management system has 7 functions, login_user checks if a name and corresponding password exists on the users table and returns the permission level of that entry, search takes a name and returns the entry where it appears, add_user is used to create new user entries, the next 4 functions, suspend_user, make_librarian, make_admin, make_member, changes the permission level of an entry with the provided user ID. </text:span><text:span text:style-name="T8">The “suspended” permission level is identical to the guest permission level but is used as an identifier. The stock system has 9 functions, add_item does what it says on the tin where remove_item does not. remove_item sets the status of the item to removed rather than deleting. mark_loaned, mark_reserved, mark_overdue and mark_available </text:span><text:span text:style-name="T9">sets the status of the provided item ID to the appropriate status.</text:span></text:p>
      <text:p text:style-name="P7"><text:tab/><text:span text:style-name="T10">The BaseMenu class, on initialization, creates an empty ‘options’ and ‘optons_list’ protected attribute, creates a LibraryManagementSystem object, and creates the user_permissions and user_name private attributes. The update_options function instanciates and calls the options function for the appropriate Options subclass based on the current user_permissions, defaulting to BaseOptions and assigning the returned dictionary to the options attribute and the options_list attribute to the keys of that dictionary. The update_login function is used to assign a new user_name and user_permission, then calls the update_options function to ensure the options and permissions align. The get_name_id returns the id of the logged in used. print_options assigns a number to all the options in the option_list and prints them out, the members of the list are all keys for the options dictionary, which can be used to call the options assigned function, as is done in get_options function which prompts the user for which option they wish to activate.</text:span></text:p>
      <text:p text:style-name="P7"><text:tab/><text:span text:style-name="T10">The BaseOptions class and it subclasses, MemberOptions, LibrarianOptions, and AdminOptions </text:span><text:span text:style-name="T11">contain all the functions that are called via the BaseMenu class. The options function is shared between all these classes and returns a dictionary containig all the option names and their associated functions for that Options class and all of its super classes if they exist. It does that by joining their own dictionary to the return value of it’s superclass’s option function. This results in the options from a higher privalage permission level including all of those at a lower privalege level. The options functions all consist of prompting for inputs that feed into other functions parameters, the main exception being exit which is used to gracefully terminate the program and database connection. The functions do exactly what it says on the tin for the most part, login and logout changes the login information and available options, search is used to search for books by title or by author. Going to member level options, borrow_item, reserve_item and return_item are all used to change the status of books and loan entries, list_loans shows the users own loan entries. Going to librarian options, lista_active_loans_holds lists all existing loans table entries, add_item adds items to the items table, update_item changes item’s status. In admin options, </text:span><text:span text:style-name="T12">suspend_user is used to suspend user, and add_user adds users.</text:span></text:p>
      <text:p text:style-name="P7"><text:tab/><text:span text:style-name="T12">When the program is run, the app variable is used to create the BaseMenu object, for which we call update_options on immediately. Here we use the os module to determine whether we are on unix or windows to determine which clear function we should be using, then the core loop of the program starts, which consists of 3 simple steps, clear the screan, call print_options() and call get_opt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c786" officeooo:paragraph-rsid="000fc786"/>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ogan Morazain 22318953</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4T07:49:15.694224076</meta:creation-date>
    <dc:date>2025-03-14T13:36:04.659571527</dc:date>
    <meta:editing-duration>PT5M46S</meta:editing-duration>
    <meta:editing-cycles>2</meta:editing-cycles>
    <meta:generator>LibreOffice/24.8.4.2$Linux_X86_64 LibreOffice_project/480$Build-2</meta:generator>
    <meta:document-statistic meta:table-count="0" meta:image-count="0" meta:object-count="0" meta:page-count="3" meta:paragraph-count="14" meta:word-count="1252" meta:character-count="7744" meta:non-whitespace-character-count="6496"/>
  </office:meta>
</office:document-meta>
</file>